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559e2" officeooo:paragraph-rsid="002559e2" style:font-size-asian="8pt" style:font-size-complex="8pt"/>
    </style:style>
    <style:style style:name="P2" style:family="paragraph" style:parent-style-name="Preformatted_20_Text">
      <style:text-properties fo:font-size="8pt" officeooo:rsid="0025f9bd" officeooo:paragraph-rsid="0025f9bd" style:font-size-asian="8pt" style:font-size-complex="8pt"/>
    </style:style>
    <style:style style:name="P3" style:family="paragraph" style:parent-style-name="Preformatted_20_Text">
      <style:text-properties style:font-name="Arial" fo:font-size="8pt" officeooo:rsid="0026d0c2" officeooo:paragraph-rsid="0026d0c2" style:font-size-asian="8pt" style:font-size-complex="8pt"/>
    </style:style>
    <style:style style:name="P4" style:family="paragraph" style:parent-style-name="Preformatted_20_Text">
      <style:text-properties style:font-name="Arial" fo:font-size="8pt" officeooo:rsid="002bcef8" officeooo:paragraph-rsid="002bcef8" style:font-size-asian="8pt" style:font-size-complex="8pt"/>
    </style:style>
    <style:style style:name="P5" style:family="paragraph" style:parent-style-name="Preformatted_20_Text">
      <style:text-properties style:font-name="Arial" fo:font-size="8pt" officeooo:rsid="002dba55" officeooo:paragraph-rsid="002dba55" style:font-size-asian="8pt" style:font-size-complex="8pt"/>
    </style:style>
    <style:style style:name="P6" style:family="paragraph" style:parent-style-name="Preformatted_20_Text">
      <style:text-properties style:font-name="Arial" fo:font-size="8pt" officeooo:rsid="002ee774" officeooo:paragraph-rsid="002ee774"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s/>Projektbezeichnung</text:p>
      <text:p text:style-name="P6"><text:s text:c="4"/>Entwickeln einer Serversoftware zur Reservierung von Hotelzimmern</text:p>
      <text:p text:style-name="P6"/>
      <text:p text:style-name="P6">2. <text:s/>Kurzform der Aufgabenstellung</text:p>
      <text:p text:style-name="P6"><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6">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6">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6">Die zu erarbeitende Software wird mittels Symfony Framework in PHP entwickelt, als Datenbankmanagementsystem kommt MySQL zum Einsatz kommen. </text:p>
      <text:p text:style-name="P6"/>
      <text:p text:style-name="P6">3. <text:s/>Zielsetzung entwickeln - Was soll am Ende des Projektes erreicht werden?</text:p>
      <text:p text:style-name="P6"><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6"/>
      <text:p text:style-name="P6">4.1 Hauptaufgaben auflisten</text:p>
      <text:p text:style-name="P6"/>
      <text:p text:style-name="P6"><text:s text:c="4"/>1)<text:tab/>Analysephase (9h)</text:p>
      <text:p text:style-name="P6"><text:s text:c="4"/>2)<text:tab/>Entwurfsphase (12h)</text:p>
      <text:p text:style-name="P6"><text:s text:c="4"/>3)<text:tab/>Realisierungsphase (29h)</text:p>
      <text:p text:style-name="P6"><text:s text:c="4"/>4)<text:tab/>Einfuehrungsphase (5h)</text:p>
      <text:p text:style-name="P6"><text:s text:c="4"/>5)<text:tab/>Dokumentation (10h)</text:p>
      <text:p text:style-name="P6"/>
      <text:p text:style-name="P6">4.2 Teilaufgaben (mit Zeitrahmen) auflisten</text:p>
      <text:p text:style-name="P6"/>
      <text:p text:style-name="P6"><text:s text:c="4"/>zu 1)<text:tab/>- <text:s text:c="2"/>Analysephase</text:p>
      <text:p text:style-name="P6">- <text:s text:c="2"/>Erfassung des Ist-Zustands (1h)</text:p>
      <text:p text:style-name="P6">- <text:s text:c="2"/>Gegebenen grafischen Entwurf analysieren (2h)</text:p>
      <text:p text:style-name="P6">- <text:s text:c="2"/>Beteiligte Entitaeten ermitteln (2h)</text:p>
      <text:p text:style-name="P6">- <text:s text:c="2"/>Beziehung der Entitaeten ermitteln (2h)</text:p>
      <text:p text:style-name="P6">- <text:s text:c="2"/>notwendige Kommunikation zwischen Clients (Apps) und Server (Proxy) ermitteln (2h)</text:p>
      <text:p text:style-name="P6"/>
      <text:p text:style-name="P6"><text:s text:c="4"/>zu 2)<text:tab/>- <text:s text:c="2"/>Entwurfsphase</text:p>
      <text:p text:style-name="P6">- <text:s text:c="2"/>Anwendungsfalldiagramm erstellen (2h)</text:p>
      <text:p text:style-name="P6">- <text:s text:c="2"/>Klassendiagramm erstellen (2h)</text:p>
      <text:p text:style-name="P6">- <text:s text:c="2"/>Definition Datenbankmodell (?h)</text:p>
      <text:p text:style-name="P6">- <text:s text:c="2"/>Sequenzdiagramm erstellen (2h)</text:p>
      <text:p text:style-name="P6">- <text:s text:c="2"/>Entwurf der JSON Objektstruktur fuer den Datenaustausch (2h)</text:p>
      <text:p text:style-name="P6">- <text:s text:c="2"/>Definition der Endpoints der Webdienste (1h)</text:p>
      <text:p text:style-name="P6"/>
      <text:p text:style-name="P6"><text:s text:c="4"/>zu 3)<text:tab/>- <text:s text:c="2"/>Realisierungsphase</text:p>
      <text:p text:style-name="P6">- <text:s text:c="2"/>Aufbau Repositorystruktur (2h)</text:p>
      <text:p text:style-name="P6">- <text:s text:c="2"/>Installation Symfony mit eventuell benoetigten Zusatzmodulen (1h)</text:p>
      <text:p text:style-name="P6">- <text:s text:c="2"/>Implementierung der Modelle (model) (10h)</text:p>
      <text:p text:style-name="P6">- <text:s text:c="2"/>Implementierung der Steuerung (controller) (10h)</text:p>
      <text:p text:style-name="P6">- <text:s text:c="2"/>Erstellen von Modultests (13h)</text:p>
      <text:p text:style-name="P6">- <text:s text:c="2"/>Fehlerbehebung (?h)</text:p>
      <text:p text:style-name="P6">- <text:s text:c="2"/>Codereview (?h)</text:p>
      <text:p text:style-name="P6"/>
      <text:p text:style-name="P6"><text:s text:c="4"/>zu 4)<text:tab/>- <text:s text:c="2"/>Einfuehrungsphase</text:p>
      <text:p text:style-name="P6">- <text:s text:c="2"/>Uebergabe der Software und Inbetriebnahme (2h)</text:p>
      <text:p text:style-name="P6"/>
      <text:p text:style-name="P6"><text:s text:c="4"/>zu 5)<text:tab/>- <text:s text:c="2"/>Dokumentation</text:p>
      <text:p text:style-name="P6">- <text:s text:c="2"/>Erstellen der Projektdokumentation (10h)</text:p>
      <text:p text:style-name="P6"/>
      <text:p text:style-name="P6">---------------------------------------------------------------------</text:p>
      <text:p text:style-name="P6"/>
      <text:p text:style-name="P6">-----------</text:p>
      <text:p text:style-name="P6">- Anhang: -</text:p>
      <text:p text:style-name="P6">-----------</text:p>
      <text:p text:style-name="P6"/>
      <text:p text:style-name="P6">Verwendete Ressourcen:</text:p>
      <text:p text:style-name="P6"/>
      <text:p text:style-name="P6"><text:soft-page-break/>Hardware:</text:p>
      <text:p text:style-name="P6">- <text:s text:c="2"/>Bueroarbeitsplatz mit handelsueblichem PC</text:p>
      <text:p text:style-name="P6"/>
      <text:p text:style-name="P6">Software:</text:p>
      <text:p text:style-name="P6">- <text:s text:c="2"/>Windows 10 Professional 64bit - Betriebssystem</text:p>
      <text:p text:style-name="P6">- <text:s text:c="2"/>Netbeans 8.1 - Entwicklungsumgebung</text:p>
      <text:p text:style-name="P6">- <text:s text:c="2"/>Git 2.6 - Quellcodeverwaltung</text:p>
      <text:p text:style-name="P6">- <text:s text:c="2"/>Symfony 3 - PHP Framework (MVC)</text:p>
      <text:p text:style-name="P6">- <text:s text:c="2"/>MySQL - Datenbankmanagementsystem</text:p>
      <text:p text:style-name="P6">- <text:s text:c="2"/>MySQL Workbench - Datenbankwerkzeug</text:p>
      <text:p text:style-name="P6">- <text:s text:c="2"/>PHP 5.6 - Skriptsprache</text:p>
      <text:p text:style-name="P6">- <text:s text:c="2"/>LibreOffice - Dokumentationswerkzeug</text:p>
      <text:p text:style-name="P6">- <text:s text:c="2"/>UML Designer - Grafisches Modellierungswerkzeug</text:p>
      <text:p text:style-name="P6"/>
      <text:p text:style-name="P6">-----</text:p>
      <text:p text:style-name="P6"/>
      <text:p text:style-name="P6">Vorläufige Kosten-Nutzen-Analyse</text:p>
      <text:p text:style-name="P6"/>
      <text:p text:style-name="P6">Ich vergleiche die Arbeitskosten eines Praktikanten</text:p>
      <text:p text:style-name="P6">mit denen eines Festangestellten (jeweils 70 Stunden):</text:p>
      <text:p text:style-name="P6"/>
      <text:p text:style-name="P6">Angestellter:<text:tab/><text:tab/><text:tab/>Praktikant:</text:p>
      <text:p text:style-name="P6">50 Euro/Stunde<text:tab/><text:tab/><text:tab/>8 Euro/Stunde</text:p>
      <text:p text:style-name="P6">=<text:tab/><text:tab/><text:tab/><text:tab/>=</text:p>
      <text:p text:style-name="P6">3500 Euro<text:tab/><text:tab/><text:tab/>560 Euro</text:p>
      <text:p text:style-name="P6"/>
      <text:p text:style-name="P6">#TODO: Betreuer (Codereview etc.) in die Rechnung mit einfliessen lassen!</text:p>
      <text:p text:style-name="P6"/>
      <text:p text:style-name="P6">Kostenvorteil für das Unternehmen:</text:p>
      <text:p text:style-name="P6">2940 Euro</text:p>
      <text:p text:style-name="P6"/>
      <text:p text:style-name="P6">-----</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6:36:00.884000000</dc:date>
    <meta:editing-duration>PT2H58M58S</meta:editing-duration>
    <meta:editing-cycles>16</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70" meta:word-count="548" meta:character-count="4391" meta:non-whitespace-character-count="3776"/>
  </office:meta>
</office:document-meta>
</file>